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A0400000A44F4A81EC96091AB1F.png" manifest:media-type="image/png"/>
  <manifest:file-entry manifest:full-path="Pictures/100000010000038300000C641EE7AF4C0B0A3D22.png" manifest:media-type="image/png"/>
  <manifest:file-entry manifest:full-path="Pictures/1000000000000A9C00000716592E882B475BFE67.png" manifest:media-type="image/png"/>
  <manifest:file-entry manifest:full-path="Pictures/1000000000000FA000000BB8612B6797DF29CEDE.jpg" manifest:media-type="image/jpeg"/>
  <manifest:file-entry manifest:full-path="Pictures/1000000000000FA000000BB80A4AAD4DB6A5D5F8.jpg" manifest:media-type="image/jpeg"/>
  <manifest:file-entry manifest:full-path="Pictures/1000000000000FA000000BB8CAB6F4E32176C2EB.jpg" manifest:media-type="image/jpeg"/>
  <manifest:file-entry manifest:full-path="Pictures/1000000000000FA000000BB8672F6521B16CF7FF.jpg" manifest:media-type="image/jpeg"/>
  <manifest:file-entry manifest:full-path="Pictures/1000000000000BB800000FA028C00A25117FE020.jpg" manifest:media-type="image/jpeg"/>
  <manifest:file-entry manifest:full-path="Pictures/100000010000038400000C4D4C2F2E5906D0F308.png" manifest:media-type="image/png"/>
  <manifest:file-entry manifest:full-path="Pictures/1000000000000FA000000BB85CB25AB92D4DE4BC.jpg" manifest:media-type="image/jpeg"/>
  <manifest:file-entry manifest:full-path="Pictures/100000010000036A000002B28CFD2715C5814D68.png" manifest:media-type="image/png"/>
  <manifest:file-entry manifest:full-path="Pictures/1000000100000A4400000895A4405EB640E14E6D.png" manifest:media-type="image/png"/>
  <manifest:file-entry manifest:full-path="Pictures/100000010000037C000001F56833F3275DF3B5DC.png" manifest:media-type="image/png"/>
  <manifest:file-entry manifest:full-path="Pictures/10000001000003AC0000030C202F99319BF83AB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10b99" officeooo:paragraph-rsid="00251d05" style:font-size-asian="15pt" style:font-size-complex="15pt"/>
    </style:style>
    <style:style style:name="P2"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10b99" officeooo:paragraph-rsid="00210b99" style:font-size-asian="15pt" style:font-size-complex="15pt"/>
    </style:style>
    <style:style style:name="P3"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51d05" officeooo:paragraph-rsid="00251d05" style:font-size-asian="15pt" style:font-size-complex="15pt"/>
    </style:style>
    <style:style style:name="P4"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8c36d" officeooo:paragraph-rsid="0028c36d" style:font-size-asian="15pt" style:font-size-complex="15pt"/>
    </style:style>
    <style:style style:name="P5"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4pt" fo:font-weight="bold" officeooo:rsid="00314914" officeooo:paragraph-rsid="00314914" style:font-size-asian="12.25pt" style:font-weight-asian="bold" style:font-size-complex="14pt" style:font-weight-complex="bold"/>
    </style:style>
    <style:style style:name="P6"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officeooo:rsid="0028c36d" officeooo:paragraph-rsid="0028c36d" style:font-size-asian="13pt" style:font-size-complex="13pt"/>
    </style:style>
    <style:style style:name="P7"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normal" officeooo:rsid="00314914" officeooo:paragraph-rsid="00314914" style:font-size-asian="11.3500003814697pt" style:font-weight-asian="normal" style:font-size-complex="13pt" style:font-weight-complex="normal"/>
    </style:style>
    <style:style style:name="P8"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bold" officeooo:rsid="00314914" officeooo:paragraph-rsid="00314914" style:font-size-asian="11.3500003814697pt" style:font-weight-asian="bold" style:font-size-complex="13pt" style:font-weight-complex="bold"/>
    </style:style>
    <style:style style:name="P9"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2pt" officeooo:rsid="0028c36d" officeooo:paragraph-rsid="0028c36d" style:font-size-asian="12pt" style:font-size-complex="12pt"/>
    </style:style>
    <style:style style:name="P10"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6pt" fo:font-weight="bold" officeooo:rsid="00314914" officeooo:paragraph-rsid="00314914" style:font-size-asian="16pt" style:font-weight-asian="bold" style:font-size-complex="16pt" style:font-weight-complex="bold"/>
    </style:style>
    <style:style style:name="P11" style:family="paragraph" style:parent-style-name="Standard">
      <style:text-properties fo:font-size="15pt" officeooo:rsid="001dff91" officeooo:paragraph-rsid="001dff91" style:font-size-asian="15pt" style:font-size-complex="15pt"/>
    </style:style>
    <style:style style:name="P12"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15pt" officeooo:rsid="001dff91" officeooo:paragraph-rsid="001dff91" style:font-size-asian="15pt" style:font-size-complex="15pt"/>
    </style:style>
    <style:style style:name="P13"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15pt" officeooo:rsid="00210b99" officeooo:paragraph-rsid="00210b99" style:font-size-asian="15pt" style:font-size-complex="15pt"/>
    </style:style>
    <style:style style:name="P14" style:family="paragraph" style:parent-style-name="Standard" style:master-page-name="">
      <loext:graphic-properties draw:fill="none"/>
      <style:paragraph-properties fo:margin-left="-1.799cm" fo:margin-right="-1.6cm" fo:text-align="center" style:justify-single-word="false" fo:text-indent="0cm" style:auto-text-indent="false" style:page-number="auto" fo:background-color="transparent">
        <style:tab-stops>
          <style:tab-stop style:position="19.491cm"/>
        </style:tab-stops>
      </style:paragraph-properties>
      <style:text-properties style:font-name="Cantarell Extra Bold" fo:font-size="26pt" officeooo:rsid="001dff91" officeooo:paragraph-rsid="001dff91" style:font-size-asian="26pt" style:font-size-complex="26pt"/>
    </style:style>
    <style:style style:name="P15"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6pt" fo:font-weight="bold" officeooo:rsid="00314914" officeooo:paragraph-rsid="00314914"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3b72f1"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officeooo:rsid="0026a04f"/>
    </style:style>
    <style:style style:name="T7" style:family="text">
      <style:text-properties officeooo:rsid="002af8c2"/>
    </style:style>
    <style:style style:name="T8" style:family="text">
      <style:text-properties officeooo:rsid="0034078d"/>
    </style:style>
    <style:style style:name="T9" style:family="text">
      <style:text-properties officeooo:rsid="00377422"/>
    </style:style>
    <style:style style:name="T10" style:family="text">
      <style:text-properties fo:font-size="10pt" fo:font-style="italic" officeooo:rsid="00377422" style:font-size-asian="10pt" style:font-style-asian="italic" style:font-size-complex="10pt" style:font-style-complex="italic"/>
    </style:style>
    <style:style style:name="T11" style:family="text">
      <style:text-properties officeooo:rsid="003b72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Immagine1" text:anchor-type="char" svg:x="4.636cm" svg:y="-1.439cm" svg:width="8.423cm" svg:height="5.625cm" draw:z-index="0"><draw:image xlink:href="Pictures/1000000000000A9C00000716592E882B475BFE67.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4"><text:span text:style-name="T1">[Speciale] </text:span>Invenzioni tattiche:</text:p>
      <text:p text:style-name="P12"><draw:frame draw:style-name="fr1" draw:name="Immagine2" text:anchor-type="char" svg:x="-1.789cm" svg:y="0.826cm" svg:width="10.276cm" svg:height="7.705cm" draw:z-index="1"><draw:image xlink:href="Pictures/1000000000000FA000000BB8612B6797DF29CEDE.jpg" xlink:type="simple" xlink:show="embed" xlink:actuate="onLoad" draw:mime-type="image/jpeg"/></draw:frame><draw:frame draw:style-name="fr1" draw:name="Immagine3" text:anchor-type="char" svg:x="8.486cm" svg:y="0.826cm" svg:width="10.342cm" svg:height="7.756cm" draw:z-index="2"><draw:image xlink:href="Pictures/1000000000000FA000000BB80A4AAD4DB6A5D5F8.jpg" xlink:type="simple" xlink:show="embed" xlink:actuate="onLoad" draw:mime-type="image/jpeg"/></draw:frame><draw:frame draw:style-name="fr1" draw:name="Immagine4" text:anchor-type="char" svg:x="-1.789cm" svg:y="8.528cm" svg:width="10.294cm" svg:height="7.719cm" draw:z-index="3"><draw:image xlink:href="Pictures/1000000000000FA000000BB8672F6521B16CF7FF.jpg" xlink:type="simple" xlink:show="embed" xlink:actuate="onLoad" draw:mime-type="image/jpeg"/></draw:frame><draw:frame draw:style-name="fr1" draw:name="Immagine5" text:anchor-type="char" svg:x="9.774cm" svg:y="7.241cm" svg:width="7.729cm" svg:height="10.305cm" draw:z-index="4" draw:transform="translate (-13.6385cm -12.3935cm) rotate (1.5707963267949) translate (13.6385cm 12.3935cm)"><draw:image xlink:href="Pictures/1000000000000BB800000FA028C00A25117FE020.jpg" xlink:type="simple" xlink:show="embed" xlink:actuate="onLoad" draw:mime-type="image/jpeg"/></draw:frame></text:p>
      <text:p text:style-name="P12"><draw:frame draw:style-name="fr1" draw:name="Immagine6" text:anchor-type="char" svg:x="-1.789cm" svg:y="7.101cm" svg:width="10.261cm" svg:height="6.057cm" draw:z-index="5"><draw:image xlink:href="Pictures/1000000000000FA000000BB8CAB6F4E32176C2EB.jpg" xlink:type="simple" xlink:show="embed" xlink:actuate="onLoad" draw:mime-type="image/jpeg"/></draw:frame><draw:frame draw:style-name="fr1" draw:name="Immagine7" text:anchor-type="char" svg:x="8.47cm" svg:y="7.101cm" svg:width="10.321cm" svg:height="6.047cm" draw:z-index="6"><draw:image xlink:href="Pictures/1000000000000FA000000BB85CB25AB92D4DE4BC.jpg" xlink:type="simple" xlink:show="embed" xlink:actuate="onLoad" draw:mime-type="image/jpeg"/></draw:frame></text:p>
      <text:p text:style-name="P13"/>
      <text:p text:style-name="P12"/>
      <text:p text:style-name="P2"/>
      <text:p text:style-name="P2"/>
      <text:p text:style-name="P2"/>
      <text:p text:style-name="P2"/>
      <text:p text:style-name="P2"/>
      <text:p text:style-name="P2"/>
      <text:p text:style-name="P2"/>
      <text:p text:style-name="P2"/>
      <text:p text:style-name="P2"><text:soft-page-break/>In questo tipo di invenzione particolare troviamo una scrivania un pochino diversa dal solito, infatti possiamo vedere fin da subito una imponente recinzione di filo spinato e rete doppia che ha la funzione di proteggere i beni digitali (<text:span text:style-name="T2">server, PC etc..</text:span>) a livello hardware da furti o altri incidenti di causa maggiore e non solo. La recinzione protegge anche i beni da eventuali roditori, cani, gatti e anche dai coleotteri, imenotteri etc.. dato che tanti buchi sono ora tappati e solo insetti di piccole dimensioni possono penetrarvi all’interno senza causare gravi danni. La barriera che protegge il computer contiene (<text:span text:style-name="T2">assieme alla sedia incatenata</text:span>) dei sacchi di sabbia per prevenire il rischio da eventuali esplosioni, inondazioni e colpi con finalità di scasso, tutti i cassetti sono chiusi, incatenati e richiedono un’apposita chiave uniti ad un’apposita combinazione per aprire il meccanismo. La parte interna che contiene il nucleo (<text:span text:style-name="T2">ossia i personal computer e il server</text:span>) è imbottita di pannelli in alluminio (<text:span text:style-name="T2">possibile usare altri materiali ferrosi</text:span>) in tutti i lati creando una <text:span text:style-name="T4">gabbia di Faraday</text:span><text:span text:style-name="T5"> artigianale che crea una funzione di schermatura dalle onde elettromagnetiche, da impulsi EMP, da espulsioni di massa coronali e anche da eventuali radiazioni ionizzanti di media intensità.</text:span></text:p>
      <text:p text:style-name="P1"><draw:frame draw:style-name="fr1" draw:name="Immagine8" text:anchor-type="char" svg:x="4.117cm" svg:y="0.288cm" svg:width="3.549cm" svg:height="9.74cm" draw:z-index="7"><draw:image xlink:href="Pictures/100000010000038400000C4D4C2F2E5906D0F308.png" xlink:type="simple" xlink:show="embed" xlink:actuate="onLoad" draw:mime-type="image/png"/></draw:frame><draw:frame draw:style-name="fr1" draw:name="Immagine9" text:anchor-type="char" svg:x="8.541cm" svg:y="0.307cm" svg:width="3.291cm" svg:height="9.737cm" draw:z-index="8"><draw:image xlink:href="Pictures/100000010000038300000C641EE7AF4C0B0A3D22.png" xlink:type="simple" xlink:show="embed" xlink:actuate="onLoad" draw:mime-type="image/png"/></draw:frame></text:p>
      <text:p text:style-name="P3"/>
      <text:p text:style-name="P3">Invece in questa fantastica invenzione possiamo subito notare un’anomalia sotto l’ingresso per caricare il telefono. <text:span text:style-name="T6">Anzitutto è stato aggiunto un disco magnetico per adattarlo a vari dispositivi che ne supportino la funzione, ad esempio in automobile, dietro c’è assegnato l’indirizzo IP statico locale, il telefono di per se è “blindato” e a prova di cadute anche in fluidi e polveri, contiene un sistema rapido di SOS e molte applicazioni di utilità alla sopravvivenza. La modifica radicale è stata fatto con una catena e un </text:span><text:soft-page-break/><text:span text:style-name="T6">moschettone che funge da gancio per eventuali appoggi sui tessuti a indumento, la catena è stata fissata mediante l’ausilio di una speciale sostanza chimica che combina l’unione dei cianoacrilati vari (estratti dall’acido ciano-acrilico) e sostanze porose o estremamente fini (ad esempio bicarbonato di sodio), il tutto ancorato con precisione millimetrica per evitare di danneggiare eventuali punti forati ove possono trovarsi componenti elettronici. Il dispositivo può essere utilizzato per escursioni, missioni in ambito militare e tantissimo altro dei suoi ampi utilizzi. Inoltre è particolarmente consigliato dato che ha la funzione anti-furto o anti-scippo e anti-caduta grazie al gancio.</text:span></text:p>
      <text:p text:style-name="P3"/>
      <text:p text:style-name="P6"><draw:frame draw:style-name="fr1" draw:name="Immagine11" text:anchor-type="char" svg:x="8.52cm" svg:y="-0.674cm" svg:width="9.97cm" svg:height="9.153cm" draw:z-index="10"><draw:image xlink:href="Pictures/1000000100000A0400000A44F4A81EC96091AB1F.png" xlink:type="simple" xlink:show="embed" xlink:actuate="onLoad" draw:mime-type="image/png"/></draw:frame><draw:frame draw:style-name="fr1" draw:name="Immagine10" text:anchor-type="char" svg:x="-1.543cm" svg:y="-0.674cm" svg:width="10.065cm" svg:height="9.137cm" draw:z-index="9"><draw:image xlink:href="Pictures/1000000100000A4400000895A4405EB640E14E6D.png" xlink:type="simple" xlink:show="embed" xlink:actuate="onLoad" draw:mime-type="image/png"/></draw:frame>Ed ecco qui la “<text:span text:style-name="T1">Cintura frammentata</text:span>”: si tratta in realtà di un’insieme di oggetti che possono eseguire anche la funzione quasi simile a quella di una cintura, la funzione ultima è di evitare di perdere oggetti per la strada, ed è per questo che alla base è attaccato un doppio moschettone per evitare qualsiasi tipo di caduta accidentale della merce, possono essere applicati documenti personali, patenti e tanto altro, nelle figure in questione possiamo notare un portafogli (<text:span text:style-name="T2">ovviamente artigianale</text:span>) che funge da base per appoggio ad eventuali gadget secondari, un cavo collega la base dell’aggancio ad un portachiavi a forma di calamaro che contiene una copia dei documenti personali, la corda è utilizzata anch’essa per prevenire scippi, rapine e cadute accidentali. <text:span text:style-name="T7">Tra gli oggetti facoltativi notiamo un porta-patente e addirittura un gancio circolare con estensione a molla elastica in cotone agganciato ad una bottiglia di acqua. Quest’oggetto straordinario può facilmente sostituire cinture tattiche, marsupi e borselli rendendo non solo l’equipaggiamento leggero, ma anche nascondibile nel caso non si intoni con l’abbigliamento.</text:span></text:p>
      <text:p text:style-name="P6"/>
      <text:p text:style-name="P6"/>
      <text:p text:style-name="P6"/>
      <text:p text:style-name="P6"><draw:frame draw:style-name="fr1" draw:name="Immagine12" text:anchor-type="char" svg:x="1.91cm" svg:y="-0.974cm" svg:width="12.831cm" svg:height="7.205cm" draw:z-index="11"><draw:image xlink:href="Pictures/100000010000037C000001F56833F3275DF3B5DC.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4"/>
      <text:p text:style-name="P4"/>
      <text:p text:style-name="P4"/>
      <text:p text:style-name="P4">Nella vastità del mondo dell'avventura e della sopravvivenza, una nuova invenzione sta emergendo come una pietra miliare nella storia degli strumenti di sopravvivenza: l'Acciarino Avanzato. Oltre al tradizionale innesco della scintilla e alla barra di magnesio che caratterizzano gli acciarini convenzionali, questa innovativa creazione integra un sistema supplementare che ne potenzia la versatilità e l'efficacia.</text:p>
      <text:p text:style-name="P4">Al cuore di questa straordinaria invenzione si trova una corda di canapa, abilmente aggrovigliata attorno a un cilindro, ma ciò che la rende unica è la sua saturazione con cera. Questa soluzione proattiva prevede l'impiego di un materiale altamente infiammabile, trasformando l'acciarino in un dispositivo completo di accensione con tinder portatile incorporato.</text:p>
      <text:p text:style-name="P4">Immagina di trovarti in una situazione di emergenza, sotto il cielo stellato e lontano da ogni comodità moderna. Estrai l'Acciarino Avanzato dalla tua attrezzatura e comincia a fare scintille con il suo innesco tradizionale. Ma la vera magia inizia quando la corda di canapa impregnata di cera entra in gioco. In pochi istanti, la corda si infiamma, sprigionando una fiamma intensa e costante. Hai appena acceso il tuo tinder portatile, pronto per dar vita al fuoco vitale.</text:p>
      <text:p text:style-name="P4">Questa nuova aggiunta all'arsenale di sopravvivenza non solo semplifica il processo di accensione del fuoco, ma offre anche una soluzione duratura e affidabile in condizioni avverse. La cera impregnata nella corda di canapa non solo estende la durata del fuoco, ma fornisce anche una fonte di calore costante, essenziale nelle notti fredde e ostili.</text:p>
      <text:p text:style-name="P4">L'Acciarino Avanzato promette di essere un compagno affidabile per gli amanti dell'avventura, escursionisti, campeggiatori e sopravvissuti. Questa invenzione rivoluzionaria cambia il gioco, offrendo un approccio integrato alla sopravvivenza che si adatta alle esigenze dei moderni esploratori. Preparati a esplorare il mondo con un nuovo livello di sicurezza e sicurezza grazie all'Acciarino Avanzato, il futuro della sopravvivenza è appena cominciato.</text:p>
      <text:p text:style-name="P9"><draw:frame draw:style-name="fr1" draw:name="Immagine13" text:anchor-type="char" svg:x="-1.431cm" svg:y="-1.416cm" svg:width="9.968cm" svg:height="7.758cm" draw:z-index="12"><draw:image xlink:href="Pictures/100000010000036A000002B28CFD2715C5814D68.png" xlink:type="simple" xlink:show="embed" xlink:actuate="onLoad" draw:mime-type="image/png"/></draw:frame><draw:frame draw:style-name="fr1" draw:name="Immagine14" text:anchor-type="char" svg:x="8.708cm" svg:y="-1.341cm" svg:width="9.211cm" svg:height="7.661cm" draw:z-index="13"><draw:image xlink:href="Pictures/10000001000003AC0000030C202F99319BF83ABF.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Aggiornamento foto] Portafogli <text:span text:style-name="T8">(cinturino) </text:span>tattico:</text:p>
      <text:p text:style-name="P5"/>
      <text:p text:style-name="P8">Il Design Unico:</text:p>
      <text:p text:style-name="P7">La base di questa straordinaria invenzione risiede nel riutilizzo di tessuti di cotone provenienti da una vecchia tenda, conferendo al portafoglio un carattere unico e una storia da raccontare. I vari scompartimenti sono stati attentamente progettati per soddisfare le esigenze quotidiane, garantendo ordine e praticità.</text:p>
      <text:p text:style-name="P7"/>
      <text:p text:style-name="P8">Chiusure Velcro <text:span text:style-name="T11">(</text:span><text:span text:style-name="T3">e bottoni</text:span><text:span text:style-name="T11">)</text:span> e Porta-Penne Laterali:</text:p>
      <text:p text:style-name="P7">Le chiusure a velcro <text:span text:style-name="T11">e bottoni</text:span> conferiscono al portafoglio una sicurezza senza eguali, mantenendo al sicuro i tuoi oggetti di valore. Ai lati, troviamo dei porta-penne con cordine, aggiungendo un tocco di funzionalità e stile. Questi dettagli non solo rendono il portafoglio estremamente pratico, ma aggiungono anche un tocco di originalità al suo design.</text:p>
      <text:p text:style-name="P7"/>
      <text:p text:style-name="P8">Porta-Bottiglia Integrato:</text:p>
      <text:p text:style-name="P7">Mentre la maggior parte dei portafogli trascura l'importanza di avere sempre a portata di mano una bottiglia d'acqua, l'EcoCotton si distingue con un portabottiglie saggiamente integrato. Realizzato con un anello di cotone del diametro convenzionale delle bottiglie, questo particolare scomparto ti permette di mantenere la tua bevanda preferita sempre con te, senza compromettere lo stile <text:span text:style-name="T9">(</text:span><text:span text:style-name="T10">aggiunta anche una parte elastica aggiuntiva</text:span><text:span text:style-name="T9">)</text:span>.</text:p>
      <text:p text:style-name="P7"/>
      <text:p text:style-name="P8">Accessori Extra:</text:p>
      <text:p text:style-name="P7">Per gli amanti dell'avventura, l'EcoCotton è dotato di un pratico attacco per moschettone. Con questo semplice ma efficace dettaglio, puoi fissare il tuo portafoglio in modo sicuro alla cintura o allo zaino, garantendo la massima praticità durante i tuoi spostamenti.</text:p>
      <text:p text:style-name="P7"/>
      <text:p text:style-name="P8">Resistenza Eccezionale:</text:p>
      <text:p text:style-name="P7">La straordinaria resistenza dell'EcoCotton è garantita dall'enorme quantità di cotone da cucito aggiuntivo impiegato nella sua realizzazione. Ogni cucitura è eseguita con precisione artigianale, rendendo il portafoglio robusto e resistente all'usura quotidian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square" draw:cx="50%" draw:cy="50%" draw:start-color="#611729" draw:end-color="#8d281e" draw:start-intensity="100%" draw:end-intensity="100%" draw:angle="45deg" draw:border="0%">
      <loext:gradient-stop svg:offset="0" loext:color-type="rgb" loext:color-value="#611729"/>
      <loext:gradient-stop svg:offset="1" loext:color-type="rgb" loext:color-value="#8d281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772024" style:writing-mode="lr-tb" style:layout-grid-color="#c0c0c0" style:layout-grid-lines="20" style:layout-grid-base-height="0.706cm" style:layout-grid-ruby-height="0.353cm" style:layout-grid-mode="none" style:layout-grid-ruby-below="false" style:layout-grid-print="false" style:layout-grid-display="false" draw:fill="gradient" draw:fill-color="#772024"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772024"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3T16:26:39.484822243</meta:creation-date>
    <dc:date>2024-02-08T22:54:06.704000000</dc:date>
    <meta:editing-duration>PT1H21M36S</meta:editing-duration>
    <meta:editing-cycles>26</meta:editing-cycles>
    <meta:generator>LibreOffice/7.6.3.2$Windows_X86_64 LibreOffice_project/29d686fea9f6705b262d369fede658f824154cc0</meta:generator>
    <meta:document-statistic meta:table-count="0" meta:image-count="14" meta:object-count="0" meta:page-count="5" meta:paragraph-count="20" meta:word-count="1105" meta:character-count="7564" meta:non-whitespace-character-count="6479"/>
  </office:meta>
</office:document-meta>
</file>